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97cm"/>
    </style:style>
    <style:style style:name="co3" style:family="table-column">
      <style:table-column-properties fo:break-before="auto" style:column-width="5.3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A_Baña" xlink:type="simple">A Baña</text:a></text:p>
          </table:table-cell>
          <table:table-cell table:number-columns-repeated="2"/>
          <table:table-cell office:value-type="string" calcext:value-type="string">
            <text:p>A Coruñ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A_Capela" xlink:type="simple">A Capela</text:a></text:p>
          </table:table-cell>
          <table:table-cell table:number-columns-repeated="2"/>
          <table:table-cell office:value-type="string" calcext:value-type="string">
            <text:p>Lug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A_Coruña" xlink:type="simple">A Coruña</text:a></text:p>
          </table:table-cell>
          <table:table-cell table:number-columns-repeated="2"/>
          <table:table-cell office:value-type="string" calcext:value-type="string">
            <text:p>Oren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A_Laracha" xlink:type="simple">A Laracha</text:a></text:p>
          </table:table-cell>
          <table:table-cell table:number-columns-repeated="2"/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A_Pobra_do_Caramiñal" xlink:type="simple">A Pobra do Caramiña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Abegondo" xlink:type="simple">Abegond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Ames" xlink:type="simple">Ame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Aranga" xlink:type="simple">Arang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Ares" xlink:type="simple">Are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Arteixo" xlink:type="simple">Arteix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Arzúa" xlink:type="simple">Arzú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As_Pontes_de_García_Rodríguez" xlink:type="simple">As Pontes de García Rodríguez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As_Somozas" xlink:type="simple">As Somoza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Bergondo" xlink:type="simple">Bergond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Betanzos" xlink:type="simple">Betanzo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Boimorto" xlink:type="simple">Boimort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Boiro" xlink:type="simple">Boir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Boqueixón" xlink:type="simple">Boqueixón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Brión" xlink:type="simple">Brión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Cabana_de_Bergantiños" xlink:type="simple">Cabana de Bergantiño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Cabanas" xlink:type="simple">Cabana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Camariñas" xlink:type="simple">Camariña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Cambre" xlink:type="simple">Cambre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Cariño" xlink:type="simple">Cariñ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Carnota" xlink:type="simple">Carnot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Carral" xlink:type="simple">Carra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Cedeira" xlink:type="simple">Cedeir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Cee_(A_Coruña)" xlink:type="simple">Cee (A Coruña)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Cerdido" xlink:type="simple">Cerdid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Coirós" xlink:type="simple">Coiró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Corcubión" xlink:type="simple">Corcubión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Coristanco" xlink:type="simple">Coristanc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Culleredo" xlink:type="simple">Cullered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Curtis" xlink:type="simple">Curti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Dodro" xlink:type="simple">Dodr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Dumbría" xlink:type="simple">Dumbrí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Fene" xlink:type="simple">Fene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Ferrol" xlink:type="simple">Ferro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Fisterra" xlink:type="simple">Fisterr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Frades" xlink:type="simple">Frade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Irixoa" xlink:type="simple">Irixo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Laxe" xlink:type="simple">Laxe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Lousame" xlink:type="simple">Lousame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Malpica_de_Bergantiños" xlink:type="simple">Malpica de Bergantiño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Mazaricos" xlink:type="simple">Mazarico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Mañón" xlink:type="simple">Mañón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Mellid" xlink:type="simple">Mellid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Mesía" xlink:type="simple">Mesí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Miño" xlink:type="simple">Miñ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Moeche" xlink:type="simple">Moeche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Monfero" xlink:type="simple">Monfer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Mugardos" xlink:type="simple">Mugardo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Muros_(A_Coruña)" xlink:type="simple">Muros (A Coruña)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Muxía" xlink:type="simple">Muxí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Narón" xlink:type="simple">Narón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Neda" xlink:type="simple">Ned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Negreira" xlink:type="simple">Negreir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Noia" xlink:type="simple">Noi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O_Pino" xlink:type="simple">O Pin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Oleiros" xlink:type="simple">Oleiro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Ordes" xlink:type="simple">Orde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Oroso" xlink:type="simple">Oros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Ortigueira" xlink:type="simple">Ortigueir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Outes" xlink:type="simple">Oute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Oza-Cesuras" xlink:type="simple">Oza-Cesura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Paderne" xlink:type="simple">Paderne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Padrón" xlink:type="simple">Padrón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Ponteceso" xlink:type="simple">Ponteces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Pontedeume" xlink:type="simple">Pontedeume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Porto_do_Son" xlink:type="simple">Porto do Son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Rianxo" xlink:type="simple">Rianx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Ribeira" xlink:type="simple">Ribeir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Rois" xlink:type="simple">Roi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Sada" xlink:type="simple">Sad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San_Sadurniño" xlink:type="simple">San Sadurniñ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Santa_Comba" xlink:type="simple">Santa Comb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Santiago_de_Compostela" xlink:type="simple">Santiago de Compostel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Santiso" xlink:type="simple">Santis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Sobrado_(A_Coruña)" xlink:type="simple">Sobrado (A Coruña)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Teo" xlink:type="simple">Te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Toques" xlink:type="simple">Toque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Tordoia" xlink:type="simple">Tordoi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Touro" xlink:type="simple">Tour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Trazo" xlink:type="simple">Traz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Val_do_Dubra" xlink:type="simple">Val do Dubr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Valdoviño" xlink:type="simple">Valdoviñ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Vedra" xlink:type="simple">Vedr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Vilarmaior" xlink:type="simple">Vilarmaior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Vilasantar" xlink:type="simple">Vilasantar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Vimianzo" xlink:type="simple">Vimianz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ruña</text:p>
          </table:table-cell>
          <table:table-cell table:formula="of:=VLOOKUP([.A:.A];[.$F$1:.$G$4];2)" office:value-type="float" office:value="1" calcext:value-type="float">
            <text:p>1</text:p>
          </table:table-cell>
          <table:table-cell office:value-type="string" calcext:value-type="string">
            <text:p><text:a xlink:href="https://15mpedia.org/wiki/Zas" xlink:type="simple">Za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A_Fonsagrada" xlink:type="simple">A Fonsagrad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A_Pastoriza" xlink:type="simple">A Pastoriz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A_Pobra_do_Brollón" xlink:type="simple">A Pobra do Brollón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A_Pontenova" xlink:type="simple">A Pontenov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Abadín" xlink:type="simple">Abadín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Alfoz" xlink:type="simple">Alfoz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Antas_de_Ulla" xlink:type="simple">Antas de Ull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As_Nogais" xlink:type="simple">As Nogai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Baleira" xlink:type="simple">Baleir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Baralla" xlink:type="simple">Barall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Barreiros" xlink:type="simple">Barreiro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Becerreá" xlink:type="simple">Becerreá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Begonte" xlink:type="simple">Begonte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Burela" xlink:type="simple">Burel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Bóveda" xlink:type="simple">Bóved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Carballedo" xlink:type="simple">Carballed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Castro_de_Rei" xlink:type="simple">Castro de Rei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Castroverde" xlink:type="simple">Castroverde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Cervantes_(Lugo)" xlink:type="simple">Cervantes (Lugo)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Cervo" xlink:type="simple">Cerv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Chantada" xlink:type="simple">Chantad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Cospeito" xlink:type="simple">Cospeit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Folgoso_do_Courel" xlink:type="simple">Folgoso do Coure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Foz" xlink:type="simple">Foz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Friol" xlink:type="simple">Frio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Guitiriz" xlink:type="simple">Guitiriz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Guntín" xlink:type="simple">Guntín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Lourenzá" xlink:type="simple">Lourenzá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Lugo" xlink:type="simple">Lug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Láncara" xlink:type="simple">Láncar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Meira" xlink:type="simple">Meir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Mondoñedo" xlink:type="simple">Mondoñed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Monforte_de_Lemos" xlink:type="simple">Monforte de Lemo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Monterroso" xlink:type="simple">Monterros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Muras" xlink:type="simple">Mura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Navia_de_Suarna" xlink:type="simple">Navia de Suarn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Negueira_de_Muñiz" xlink:type="simple">Negueira de Muñiz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O_Corgo" xlink:type="simple">O Corg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O_Incio" xlink:type="simple">O Inci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O_Páramo" xlink:type="simple">O Páram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O_Saviñao" xlink:type="simple">O Saviña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O_Valadouro" xlink:type="simple">O Valadour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O_Vicedo" xlink:type="simple">O Viced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Ourol" xlink:type="simple">Ouro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Outeiro_de_Rei" xlink:type="simple">Outeiro de Rei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Palas_de_Rei" xlink:type="simple">Palas de Rei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Pantón" xlink:type="simple">Pantón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Paradela" xlink:type="simple">Paradel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Pedrafita_do_Cebreiro" xlink:type="simple">Pedrafita do Cebreir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Pol" xlink:type="simple">Po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Portomarín" xlink:type="simple">Portomarín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Quiroga" xlink:type="simple">Quirog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Ribadeo" xlink:type="simple">Ribade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Ribas_de_Sil" xlink:type="simple">Ribas de Si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Ribeira_de_Piquín" xlink:type="simple">Ribeira de Piquín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Riotorto" xlink:type="simple">Riotort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Rábade" xlink:type="simple">Rábade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Samos" xlink:type="simple">Samo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Sarria_(Lugo)" xlink:type="simple">Sarria (Lugo)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Sober" xlink:type="simple">Sober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Taboada" xlink:type="simple">Taboad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Trabada" xlink:type="simple">Trabad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Triacastela" xlink:type="simple">Triacastel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Vilalba" xlink:type="simple">Vilalb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Viveiro" xlink:type="simple">Viveir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Xermade" xlink:type="simple">Xermade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o</text:p>
          </table:table-cell>
          <table:table-cell table:formula="of:=VLOOKUP([.A:.A];[.$F$1:.$G$4];2)" office:value-type="float" office:value="2" calcext:value-type="float">
            <text:p>2</text:p>
          </table:table-cell>
          <table:table-cell office:value-type="string" calcext:value-type="string">
            <text:p><text:a xlink:href="https://15mpedia.org/wiki/Xove" xlink:type="simple">Xove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A_Arnoia" xlink:type="simple">A Arnoi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A_Bola" xlink:type="simple">A Bol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A_Gudiña" xlink:type="simple">A Gudiñ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A_Merca" xlink:type="simple">A Merc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A_Mezquita" xlink:type="simple">A Mezquit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A_Peroxa" xlink:type="simple">A Perox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A_Pobra_de_Trives" xlink:type="simple">A Pobra de Trive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A_Rúa" xlink:type="simple">A Rú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A_Teixeira" xlink:type="simple">A Teixeir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A_Veiga" xlink:type="simple">A Veig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Allariz" xlink:type="simple">Allariz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Amoeiro" xlink:type="simple">Amoeir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Avión" xlink:type="simple">Avión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Baltar" xlink:type="simple">Baltar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Bande" xlink:type="simple">Bande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Barbadás" xlink:type="simple">Barbadá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Baños_de_Molgas" xlink:type="simple">Baños de Molga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Beade" xlink:type="simple">Beade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Beariz" xlink:type="simple">Beariz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Boborás" xlink:type="simple">Boborá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Calvos_de_Randín" xlink:type="simple">Calvos de Randín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Carballeda_de_Avia" xlink:type="simple">Carballeda de Avi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Carballeda_de_Valdeorras" xlink:type="simple">Carballeda de Valdeorra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Cartelle" xlink:type="simple">Cartelle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Castrelo_de_Miño" xlink:type="simple">Castrelo de Miñ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Castrelo_do_Val" xlink:type="simple">Castrelo do Va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Castro_Caldelas" xlink:type="simple">Castro Caldela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Celanova" xlink:type="simple">Celanov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Cenlle" xlink:type="simple">Cenlle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Chandrexa_de_Queixa" xlink:type="simple">Chandrexa de Queix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Coles" xlink:type="simple">Cole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Cortegada" xlink:type="simple">Cortegad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Cualedro" xlink:type="simple">Cualedr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Entrimo" xlink:type="simple">Entrim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Esgos" xlink:type="simple">Esgo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Gomesende" xlink:type="simple">Gomesende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Larouco" xlink:type="simple">Larouc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Laza" xlink:type="simple">Laz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Leiro" xlink:type="simple">Leir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Lobera" xlink:type="simple">Lober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Lobios" xlink:type="simple">Lobio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Maceda" xlink:type="simple">Maced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Manzaneda" xlink:type="simple">Manzaned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Maside" xlink:type="simple">Maside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Melón" xlink:type="simple">Melón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Montederramo" xlink:type="simple">Montederram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Monterrei" xlink:type="simple">Monterrei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Muíños" xlink:type="simple">Muíño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Nogueira_de_Ramuín" xlink:type="simple">Nogueira de Ramuín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O_Barco_de_Valdeorras" xlink:type="simple">O Barco de Valdeorra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O_Bolo" xlink:type="simple">O Bol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O_Carballiño" xlink:type="simple">O Carballiñ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O_Irixo" xlink:type="simple">O Irix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O_Pereiro_de_Aguiar" xlink:type="simple">O Pereiro de Aguiar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Os_Blancos" xlink:type="simple">Os Blanco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Ourense" xlink:type="simple">Ourense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Oímbra" xlink:type="simple">Oímbr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Paderne_de_Allariz" xlink:type="simple">Paderne de Allariz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Padrenda" xlink:type="simple">Padrend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Parada_de_Sil" xlink:type="simple">Parada de Si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Petín" xlink:type="simple">Petín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Piñor" xlink:type="simple">Piñor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Pontedeva" xlink:type="simple">Pontedev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Porquera" xlink:type="simple">Porquer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Punxín" xlink:type="simple">Punxín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Quintela_de_Leirado" xlink:type="simple">Quintela de Leirad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Rairiz_de_Veiga" xlink:type="simple">Rairiz de Veig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Ramirás" xlink:type="simple">Ramirá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Ribadavia" xlink:type="simple">Ribadavi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Riós" xlink:type="simple">Rió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Rubiá" xlink:type="simple">Rubiá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San_Amaro" xlink:type="simple">San Amar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San_Cibrao_das_Viñas" xlink:type="simple">San Cibrao das Viña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San_Cristovo_de_Cea" xlink:type="simple">San Cristovo de Ce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San_Xoán_de_Río" xlink:type="simple">San Xoán de Rí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Sandiás" xlink:type="simple">Sandiá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Sarreaus" xlink:type="simple">Sarreau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Taboadela" xlink:type="simple">Taboadel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Toén" xlink:type="simple">Toén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Trasmiras" xlink:type="simple">Trasmira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Verea" xlink:type="simple">Vere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Verín" xlink:type="simple">Verín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Viana_do_Bolo" xlink:type="simple">Viana do Bol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Vilamartín_de_Valdeorras" xlink:type="simple">Vilamartín de Valdeorra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Vilamarín" xlink:type="simple">Vilamarín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Vilar_de_Barrio" xlink:type="simple">Vilar de Barri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Vilar_de_Santos" xlink:type="simple">Vilar de Santo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Vilardevós" xlink:type="simple">Vilardevó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Vilariño_de_Conso" xlink:type="simple">Vilariño de Cons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Xinzo_de_Limia" xlink:type="simple">Xinzo de Limi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Xunqueira_de_Ambía" xlink:type="simple">Xunqueira de Ambí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ense</text:p>
          </table:table-cell>
          <table:table-cell table:formula="of:=VLOOKUP([.A:.A];[.$F$1:.$G$4];2)" office:value-type="float" office:value="3" calcext:value-type="float">
            <text:p>3</text:p>
          </table:table-cell>
          <table:table-cell office:value-type="string" calcext:value-type="string">
            <text:p><text:a xlink:href="https://15mpedia.org/wiki/Xunqueira_de_Espadanedo" xlink:type="simple">Xunqueira de Espadaned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A_Cañiza" xlink:type="simple">A Cañiz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A_Estrada" xlink:type="simple">A Estrad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A_Guarda" xlink:type="simple">A Guard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A_Illa_de_Arousa" xlink:type="simple">A Illa de Arous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A_Lama" xlink:type="simple">A Lam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Agolada" xlink:type="simple">Agolad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Arbo" xlink:type="simple">Arb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As_Neves" xlink:type="simple">As Neve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Baiona" xlink:type="simple">Baion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Barro" xlink:type="simple">Barr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Bueu" xlink:type="simple">Bueu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Caldas_de_Reis" xlink:type="simple">Caldas de Rei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Cambados" xlink:type="simple">Cambado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Campo_Lameiro" xlink:type="simple">Campo Lameir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Cangas" xlink:type="simple">Canga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Catoira" xlink:type="simple">Catoir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Cerdedo" xlink:type="simple">Cerded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Cerdedo-Cotobade" xlink:type="simple">Cerdedo-Cotobade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Cotobade" xlink:type="simple">Cotobade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Covelo" xlink:type="simple">Covel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Crecente" xlink:type="simple">Crecente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Cuntis" xlink:type="simple">Cunti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Dozón" xlink:type="simple">Dozón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Forcarei" xlink:type="simple">Forcarei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Fornelos_de_Montes" xlink:type="simple">Fornelos de Monte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Gondomar" xlink:type="simple">Gondomar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Lalín" xlink:type="simple">Lalín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Marín" xlink:type="simple">Marín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Meaño" xlink:type="simple">Meañ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Meis" xlink:type="simple">Mei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Moaña" xlink:type="simple">Moañ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Mondariz" xlink:type="simple">Mondariz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Mondariz-Balneario" xlink:type="simple">Mondariz-Balneari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Moraña" xlink:type="simple">Morañ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Mos" xlink:type="simple">Mo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Nigrán" xlink:type="simple">Nigrán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O_Grove" xlink:type="simple">O Grove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O_Porriño" xlink:type="simple">O Porriñ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O_Rosal" xlink:type="simple">O Rosa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Oia" xlink:type="simple">Oi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Pazos_de_Borbén" xlink:type="simple">Pazos de Borbén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Poio" xlink:type="simple">Poi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Ponte_Caldelas" xlink:type="simple">Ponte Caldela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Ponteareas" xlink:type="simple">Pontearea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Pontecesures" xlink:type="simple">Pontecesure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Pontevedra" xlink:type="simple">Pontevedr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Portas" xlink:type="simple">Porta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Redondela" xlink:type="simple">Redondel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Ribadumia" xlink:type="simple">Ribadumi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Rodeiro" xlink:type="simple">Rodeir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Salceda_de_Caselas" xlink:type="simple">Salceda de Casela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Salvaterra_de_Miño" xlink:type="simple">Salvaterra de Miñ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Sanxenxo" xlink:type="simple">Sanxenx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Silleda" xlink:type="simple">Silled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Soutomaior" xlink:type="simple">Soutomaior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Tomiño" xlink:type="simple">Tomiñ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Tui" xlink:type="simple">Tui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Valga" xlink:type="simple">Valg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Vigo" xlink:type="simple">Vig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Vila_de_Cruces" xlink:type="simple">Vila de Cruces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Vilaboa" xlink:type="simple">Vilabo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Vilagarcía_de_Arousa" xlink:type="simple">Vilagarcía de Arous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vedra</text:p>
          </table:table-cell>
          <table:table-cell table:formula="of:=VLOOKUP([.A:.A];[.$F$1:.$G$4];2)" office:value-type="float" office:value="4" calcext:value-type="float">
            <text:p>4</text:p>
          </table:table-cell>
          <table:table-cell office:value-type="string" calcext:value-type="string">
            <text:p><text:a xlink:href="https://15mpedia.org/wiki/Vilanova_de_Arousa" xlink:type="simple">Vilanova de Arousa</text:a></text:p>
          </table:table-cell>
          <table:table-cell table:number-columns-repeated="4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 office:value-type="string" calcext:value-type="string">
            <text:p>A Coruña</text:p>
          </table:table-cell>
        </table:table-row>
        <table:table-row table:style-name="ro1">
          <table:table-cell office:value-type="string" calcext:value-type="string">
            <text:p>Lugo</text:p>
          </table:table-cell>
        </table:table-row>
        <table:table-row table:style-name="ro1">
          <table:table-cell office:value-type="string" calcext:value-type="string">
            <text:p>Ourense</text:p>
          </table:table-cell>
        </table:table-row>
        <table:table-row table:style-name="ro1">
          <table:table-cell office:value-type="string" calcext:value-type="string">
            <text:p>Pontevedra</text:p>
          </table:table-cell>
        </table:table-row>
      </table:table>
      <table:table table:name="Hoja3" table:style-name="ta1"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 Bañ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 Cape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 Coruñ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 Larac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 Pobra do Caramiñ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egon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ang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eix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zú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Pontes de García Rodrígue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Somoz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rgon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tanz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imor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ir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queix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bana de Bergantiñ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ban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mariñ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mb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iñ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no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r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dei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e (A Coruña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rdi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iró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rcub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ristanc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llere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rt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dr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umbrí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rr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ster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d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ixo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x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us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lpica de Bergantiñ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zaric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ñ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l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sí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ñ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ech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nfer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gard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ros (A Coruña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xí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r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grei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 Pi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leir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d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os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tiguei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za-Cesu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der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dr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nteces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ntedeu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rto do S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anx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bei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n Sadurniñ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nta Com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ntiago de Composte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ntis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brado (A Coruña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qu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rdo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ur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z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l do Dub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ldoviñ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d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larmai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lasant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mianz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 Fonsagrad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 Pastoriz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 Pobra do Brolló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 Pontenov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badí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foz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tas de Ull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Nogai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lei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all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eiro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cerreá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gon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rel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óved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balled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stro de Re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stroverd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ervantes (Lugo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erv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antad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speit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lgoso do Cour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z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io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uitiriz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untí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urenzá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ug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ánca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i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ndoñed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nforte de Lemo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nterros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ra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via de Suar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gueira de Muñiz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 Corg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 Inci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 Páram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 Saviña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 Valadour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 Viced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ro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eiro de Re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las de Re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ntó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del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drafita do Cebreir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rtomarí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irog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ibade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ibas de Si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ibeira de Piquí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iotort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ábad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o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rria (Lugo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b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boad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bad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iacastel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lalb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veir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ermad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ov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 Arnoi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 Bol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 Gudiñ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 Mer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 Mezqui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 Perox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 Pobra de Triv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 Rú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 Teixeir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 Veig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ari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oeir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vió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lta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nd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rbadá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ños de Molga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ad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ari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borá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lvos de Randí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rballeda de Avi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rballeda de Valdeorra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rtel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relo de Miñ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relo do V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ro Caldela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elanov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enl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andrexa de Queix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rtegad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ualedr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trim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sgo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mesend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rouc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z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ir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ber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bio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ced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nzaned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sid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ló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ntederram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nterre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uíño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gueira de Ramuí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 Barco de Valdeorra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 Bo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 Carballiñ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 Irix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 Pereiro de Aguia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s Blanco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ren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ímbr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derne de Allari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drend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da de Si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tí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iño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ntedev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rquer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unxí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intela de Leirad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iriz de Veig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mirá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badavi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ó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biá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n Amar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n Cibrao das Viña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n Cristovo de Ce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n Xoán de Rí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ndiá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rreau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boadel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é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asmira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re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rí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ana do Bo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lamartín de Valdeorra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lamarí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lar de Barri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lar de Santo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lardevó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lariño de Cons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inzo de Limi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unqueira de Ambí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unqueira de Espadaned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 Cañiz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 Estrad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 Guard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 Illa de Aro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 Lam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golad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b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 Nev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io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rr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 de Rei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mbado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mpo Lameir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ga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toir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erded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erdedo-Cotobad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tobad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vel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cen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unti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zó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rcare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rnelos de Mont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ndoma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lí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í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añ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i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añ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dariz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dariz-Balneari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rañ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igrá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 Grov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 Porriñ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 Ros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i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zos de Borbé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i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nte Caldela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ntearea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ntecesur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ntevedr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rta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dondel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badumi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deir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lceda de Casela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lvaterra de Miñ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nxenx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lled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utomai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omiñ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u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alg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g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la de Cruc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labo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lagarcía de Aro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lanova de Arous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4T11:51:14.431000000</meta:creation-date>
    <dc:date>2023-02-24T12:13:33.839000000</dc:date>
    <meta:editing-duration>PT22M18S</meta:editing-duration>
    <meta:editing-cycles>4</meta:editing-cycles>
    <meta:generator>LibreOffice/7.4.1.2$Windows_X86_64 LibreOffice_project/3c58a8f3a960df8bc8fd77b461821e42c061c5f0</meta:generator>
    <meta:document-statistic meta:table-count="3" meta:cell-count="1577" meta:object-count="0"/>
  </office:meta>
</office:document-meta>
</file>